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11383" officeooo:paragraph-rsid="0011138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111383" officeooo:paragraph-rsid="00111383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officeooo:rsid="00111383" officeooo:paragraph-rsid="00111383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officeooo:rsid="0015d2ac" officeooo:paragraph-rsid="00111383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officeooo:rsid="00229bc6" officeooo:paragraph-rsid="00111383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officeooo:rsid="001a83fa" officeooo:paragraph-rsid="00111383" style:font-size-asian="14pt" style:font-size-complex="14pt"/>
    </style:style>
    <style:style style:name="T1" style:family="text">
      <style:text-properties officeooo:rsid="001747a3"/>
    </style:style>
    <style:style style:name="T2" style:family="text">
      <style:text-properties officeooo:rsid="00229bc6"/>
    </style:style>
    <style:style style:name="T3" style:family="text">
      <style:text-properties officeooo:rsid="00111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aker Introduction – To be read by Toastmaster</text:p>
      <text:p text:style-name="P2"/>
      <text:p text:style-name="P3">&lt;Do not read&gt; </text:p>
      <text:p text:style-name="P3">Toastmaster please pass out evaluation forms to everyone. <text:s text:c="2"/>Collect evaluation forms and hand back to me. </text:p>
      <text:p text:style-name="P3">&lt;/Do Not Read&gt;</text:p>
      <text:p text:style-name="P3"/>
      <text:p text:style-name="P3">&lt;Read aloud&gt;</text:p>
      <text:p text:style-name="P4">Tonight John Bettasso will be presenting a speech out of the Successful Club Series <text:span text:style-name="T3">while working towards his Competent Leader Bronze award</text:span>. <text:s/>Modules in this series address the quality of club meetings <text:span text:style-name="T1">and tonight’s speech </text:span>John <text:span text:style-name="T1">will educate attendees on</text:span> Meeting Roles and Responsibilities. <text:s text:c="2"/><text:span text:style-name="T1">Every meeting needs a full roster of participants to ensure they run smoothly and are enjoyable by all. <text:s text:c="2"/>You will learn about meeting roles and officers duties. <text:s text:c="2"/>Don’t worry about taking detailed notes as hand outs are available at the door for pickup after the meeting.</text:span></text:p>
      <text:p text:style-name="P5"/>
      <text:p text:style-name="P4"><text:span text:style-name="T2">Every table has evaluation forms, </text:span>John would like written feedback from everyone, please complete and hand <text:span text:style-name="T2">them to me (the Toastmaster) </text:span>after the meeting.</text:p>
      <text:p text:style-name="P4"/>
      <text:p text:style-name="P6">Please welcome John with his speech on Meeting Roles and Responsibilities.</text:p>
      <text:p text:style-name="P3">&lt;/Read alou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9:53:51.683007612</meta:creation-date>
    <dc:date>2018-06-10T09:58:12.319269936</dc:date>
    <meta:editing-duration>PT1M28S</meta:editing-duration>
    <meta:editing-cycles>1</meta:editing-cycles>
    <meta:document-statistic meta:table-count="0" meta:image-count="0" meta:object-count="0" meta:page-count="1" meta:paragraph-count="9" meta:word-count="158" meta:character-count="999" meta:non-whitespace-character-count="838"/>
    <meta:generator>LibreOffice/5.1.6.2$Linux_X86_64 LibreOffice_project/10m0$Build-2</meta:generator>
  </office:meta>
</office:document-meta>
</file>